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*0.2*9.81" office:value-type="float" office:value="9.81" calcext:value-type="float">
            <text:p>9.81</text:p>
          </table:table-cell>
          <table:table-cell table:style-name="ce2" office:value-type="float" office:value="0.105" calcext:value-type="float">
            <text:p>0.105</text:p>
          </table:table-cell>
          <table:table-cell office:value-type="float" office:value="12.98" calcext:value-type="float">
            <text:p>12.98</text:p>
          </table:table-cell>
          <table:table-cell table:formula="of:=[.D2]/[.E2]*1000" office:value-type="float" office:value="8.08936825885978" calcext:value-type="float">
            <text:p>8.08936825885978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G2]*0.2*9.81" office:value-type="float" office:value="147.15" calcext:value-type="float">
            <text:p>147.15</text:p>
          </table:table-cell>
          <table:table-cell table:style-name="ce3" office:value-type="float" office:value="1.102" calcext:value-type="float">
            <text:p>1.102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table:formula="of:=[.I2]/[.J2]*1000" office:value-type="float" office:value="96.4973730297723" calcext:value-type="float">
            <text:p>96.497373029772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1.446" calcext:value-type="float">
            <text:p>1.446</text:p>
          </table:table-cell>
          <table:table-cell office:value-type="float" office:value="16.79" calcext:value-type="float">
            <text:p>16.79</text:p>
          </table:table-cell>
          <table:table-cell table:style-name="ce4" table:formula="of:=[.N2]/[.O2]*1000" office:value-type="float" office:value="86.1226920786182" calcext:value-type="float">
            <text:p>86.122692078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3]*0.2*9.81" office:value-type="float" office:value="25.506" calcext:value-type="float">
            <text:p>25.506</text:p>
          </table:table-cell>
          <table:table-cell table:style-name="ce2" office:value-type="float" office:value="0.207" calcext:value-type="float">
            <text:p>0.207</text:p>
          </table:table-cell>
          <table:table-cell office:value-type="float" office:value="11.09" calcext:value-type="float">
            <text:p>11.09</text:p>
          </table:table-cell>
          <table:table-cell table:formula="of:=[.D3]/[.E3]*1000" office:value-type="float" office:value="18.6654643823264" calcext:value-type="float">
            <text:p>18.6654643823264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G3]*0.2*9.81" office:value-type="float" office:value="176.58" calcext:value-type="float">
            <text:p>176.58</text:p>
          </table:table-cell>
          <table:table-cell table:style-name="ce3" office:value-type="float" office:value="1.178" calcext:value-type="float">
            <text:p>1.178</text:p>
          </table:table-cell>
          <table:table-cell table:style-name="ce3" office:value-type="float" office:value="11.52" calcext:value-type="float">
            <text:p>11.52</text:p>
          </table:table-cell>
          <table:table-cell table:style-name="ce3" table:formula="of:=[.I3]/[.J3]*1000" office:value-type="float" office:value="102.256944444444" calcext:value-type="float">
            <text:p>102.256944444444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B4]*0.2*9.81" office:value-type="float" office:value="49.05" calcext:value-type="float">
            <text:p>49.05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1" calcext:value-type="float">
            <text:p>11</text:p>
          </table:table-cell>
          <table:table-cell table:formula="of:=[.D4]/[.E4]*1000" office:value-type="float" office:value="33.7272727272727" calcext:value-type="float">
            <text:p>33.7272727272727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[.G4]*0.2*9.81" office:value-type="float" office:value="206.01" calcext:value-type="float">
            <text:p>206.01</text:p>
          </table:table-cell>
          <table:table-cell table:style-name="ce3" office:value-type="float" office:value="1.143" calcext:value-type="float">
            <text:p>1.143</text:p>
          </table:table-cell>
          <table:table-cell table:style-name="ce3" office:value-type="float" office:value="10.77" calcext:value-type="float">
            <text:p>10.77</text:p>
          </table:table-cell>
          <table:table-cell table:style-name="ce3" table:formula="of:=[.I4]/[.J4]*1000" office:value-type="float" office:value="106.128133704735" calcext:value-type="float">
            <text:p>106.128133704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([.O4]+1)*0.2*9.81" office:value-type="float" office:value="102.024" calcext:value-type="float">
            <text:p>102.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5]*0.2*9.81" office:value-type="float" office:value="74.556" calcext:value-type="float">
            <text:p>74.556</text:p>
          </table:table-cell>
          <table:table-cell table:style-name="ce2" office:value-type="float" office:value="0.573" calcext:value-type="float">
            <text:p>0.573</text:p>
          </table:table-cell>
          <table:table-cell office:value-type="float" office:value="11.19" calcext:value-type="float">
            <text:p>11.19</text:p>
          </table:table-cell>
          <table:table-cell table:formula="of:=[.D5]/[.E5]*1000" office:value-type="float" office:value="51.2064343163539" calcext:value-type="float">
            <text:p>51.20643431635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G5]*0.2*9.81" office:value-type="float" office:value="233.478" calcext:value-type="float">
            <text:p>233.478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9.82" calcext:value-type="float">
            <text:p>9.82</text:p>
          </table:table-cell>
          <table:table-cell table:style-name="ce3" table:formula="of:=[.I5]/[.J5]*1000" office:value-type="float" office:value="111.507128309572" calcext:value-type="float">
            <text:p>111.507128309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([.O5]+1)*0.2*9.81" office:value-type="float" office:value="133.416" calcext:value-type="float">
            <text:p>133.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6]*0.2*9.81" office:value-type="float" office:value="105.948" calcext:value-type="float">
            <text:p>105.948</text:p>
          </table:table-cell>
          <table:table-cell table:style-name="ce2" office:value-type="float" office:value="0.735" calcext:value-type="float">
            <text:p>0.735</text:p>
          </table:table-cell>
          <table:table-cell office:value-type="float" office:value="10.29" calcext:value-type="float">
            <text:p>10.29</text:p>
          </table:table-cell>
          <table:table-cell table:formula="of:=[.D6]/[.E6]*1000" office:value-type="float" office:value="71.4285714285714" calcext:value-type="float">
            <text:p>71.42857142857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G6]*0.2*9.81" office:value-type="float" office:value="245.25" calcext:value-type="float">
            <text:p>245.25</text:p>
          </table:table-cell>
          <table:table-cell table:style-name="ce3" office:value-type="float" office:value="1.312" calcext:value-type="float">
            <text:p>1.312</text:p>
          </table:table-cell>
          <table:table-cell table:style-name="ce3" office:value-type="float" office:value="11.65" calcext:value-type="float">
            <text:p>11.65</text:p>
          </table:table-cell>
          <table:table-cell table:style-name="ce3" table:formula="of:=[.I6]/[.J6]*1000" office:value-type="float" office:value="112.618025751073" calcext:value-type="float">
            <text:p>112.618025751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([.O6]+1)*0.2*9.81" office:value-type="float" office:value="129.492" calcext:value-type="float">
            <text:p>129.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B7]*0.2*9.81" office:value-type="float" office:value="121.644" calcext:value-type="float">
            <text:p>121.644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.48" calcext:value-type="float">
            <text:p>10.48</text:p>
          </table:table-cell>
          <table:table-cell table:formula="of:=[.D7]/[.E7]*1000" office:value-type="float" office:value="81.2977099236641" calcext:value-type="float">
            <text:p>81.2977099236641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G7]*0.2*9.81" office:value-type="float" office:value="288.414" calcext:value-type="float">
            <text:p>288.414</text:p>
          </table:table-cell>
          <table:table-cell table:style-name="ce3" office:value-type="float" office:value="1.396" calcext:value-type="float">
            <text:p>1.396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table:formula="of:=[.I7]/[.J7]*1000" office:value-type="float" office:value="119.316239316239" calcext:value-type="float">
            <text:p>119.3162393162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formula="of:=([.O7]+1)*0.2*9.81" office:value-type="float" office:value="233.478" calcext:value-type="float">
            <text:p>233.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8]*0.2*9.81" office:value-type="float" office:value="137.34" calcext:value-type="float">
            <text:p>137.3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10.8" calcext:value-type="float">
            <text:p>10.8</text:p>
          </table:table-cell>
          <table:table-cell table:formula="of:=[.D8]/[.E8]*1000" office:value-type="float" office:value="91.6666666666667" calcext:value-type="float">
            <text:p>91.66666666666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[.G8]*0.2*9.81" office:value-type="float" office:value="357.084" calcext:value-type="float">
            <text:p>357.084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table:formula="of:=[.I8]/[.J8]*1000" office:value-type="float" office:value="133.416252072969" calcext:value-type="float">
            <text:p>133.416252072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formula="of:=([.O8]+1)*0.2*9.81" office:value-type="float" office:value="268.794" calcext:value-type="float">
            <text:p>268.794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formula="of:=([.O9]+1)*0.2*9.81" office:value-type="float" office:value="366.894" calcext:value-type="float">
            <text:p>366.89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,мм</text:p>
          </table:table-cell>
          <table:table-cell table:style-name="Default" office:value-type="string" calcext:value-type="string">
            <text:p>l, см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5]*0.2*9.81" office:value-type="float" office:value="11.772" calcext:value-type="float">
            <text:p>11.772</text:p>
          </table:table-cell>
          <table:table-cell table:style-name="ce2" office:value-type="float" office:value="0.128" calcext:value-type="float">
            <text:p>0.128</text:p>
          </table:table-cell>
          <table:table-cell office:value-type="float" office:value="10.32" calcext:value-type="float">
            <text:p>10.32</text:p>
          </table:table-cell>
          <table:table-cell table:formula="of:=[.D15]/[.E15]*1000" office:value-type="float" office:value="12.4031007751938" calcext:value-type="float">
            <text:p>12.4031007751938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G15]*0.2*9.81" office:value-type="float" office:value="123.606" calcext:value-type="float">
            <text:p>123.606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10.47" calcext:value-type="float">
            <text:p>10.47</text:p>
          </table:table-cell>
          <table:table-cell table:style-name="ce3" table:formula="of:=[.I15]/[.J15]*1000" office:value-type="float" office:value="130.659025787966" calcext:value-type="float">
            <text:p>130.65902578796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.114" calcext:value-type="float">
            <text:p>1.114</text:p>
          </table:table-cell>
          <table:table-cell office:value-type="float" office:value="10.38" calcext:value-type="float">
            <text:p>10.38</text:p>
          </table:table-cell>
          <table:table-cell table:style-name="ce4" table:formula="of:=[.N15]/[.O15]*1000" office:value-type="float" office:value="107.321772639692" calcext:value-type="float">
            <text:p>107.32177263969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0.2*9.81" office:value-type="float" office:value="21.582" calcext:value-type="float">
            <text:p>21.582</text:p>
          </table:table-cell>
          <table:table-cell table:style-name="ce2" office:value-type="float" office:value="0.258" calcext:value-type="float">
            <text:p>0.258</text:p>
          </table:table-cell>
          <table:table-cell office:value-type="float" office:value="10.73" calcext:value-type="float">
            <text:p>10.73</text:p>
          </table:table-cell>
          <table:table-cell table:formula="of:=[.D16]/[.E16]*1000" office:value-type="float" office:value="24.044734389562" calcext:value-type="float">
            <text:p>24.044734389562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G16]*0.2*9.81" office:value-type="float" office:value="141.264" calcext:value-type="float">
            <text:p>141.264</text:p>
          </table:table-cell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table:formula="of:=[.I16]/[.J16]*1000" office:value-type="float" office:value="140.747842761266" calcext:value-type="float">
            <text:p>140.747842761266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7]*0.2*9.81" office:value-type="float" office:value="39.24" calcext:value-type="float">
            <text:p>39.24</text:p>
          </table:table-cell>
          <table:table-cell table:style-name="ce2" office:value-type="float" office:value="0.446" calcext:value-type="float">
            <text:p>0.446</text:p>
          </table:table-cell>
          <table:table-cell office:value-type="float" office:value="10.55" calcext:value-type="float">
            <text:p>10.55</text:p>
          </table:table-cell>
          <table:table-cell table:formula="of:=[.D17]/[.E17]*1000" office:value-type="float" office:value="42.2748815165877" calcext:value-type="float">
            <text:p>42.2748815165877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[.G17]*0.2*9.81" office:value-type="float" office:value="158.922" calcext:value-type="float">
            <text:p>158.922</text:p>
          </table:table-cell>
          <table:table-cell table:style-name="ce3" office:value-type="float" office:value="1.509" calcext:value-type="float">
            <text:p>1.509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table:formula="of:=[.I17]/[.J17]*1000" office:value-type="float" office:value="145.375722543353" calcext:value-type="float">
            <text:p>145.3757225433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([.O17]+1)*0.2*9.81" office:value-type="float" office:value="86.328" calcext:value-type="float">
            <text:p>86.3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8]*0.2*9.81" office:value-type="float" office:value="52.974" calcext:value-type="float">
            <text:p>52.974</text:p>
          </table:table-cell>
          <table:table-cell table:style-name="ce2" office:value-type="float" office:value="0.599" calcext:value-type="float">
            <text:p>0.599</text:p>
          </table:table-cell>
          <table:table-cell office:value-type="float" office:value="10.43" calcext:value-type="float">
            <text:p>10.43</text:p>
          </table:table-cell>
          <table:table-cell table:formula="of:=[.D18]/[.E18]*1000" office:value-type="float" office:value="57.4304889741131" calcext:value-type="float">
            <text:p>57.4304889741131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[.G18]*0.2*9.81" office:value-type="float" office:value="180.504" calcext:value-type="float">
            <text:p>180.504</text:p>
          </table:table-cell>
          <table:table-cell table:style-name="ce3" office:value-type="float" office:value="1.722" calcext:value-type="float">
            <text:p>1.722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table:formula="of:=[.I18]/[.J18]*1000" office:value-type="float" office:value="150.393013100437" calcext:value-type="float">
            <text:p>150.393013100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office:value-type="float" office:value="73" calcext:value-type="float">
            <text:p>73</text:p>
          </table:table-cell>
          <table:table-cell table:formula="of:=([.O18]+1)*0.2*9.81" office:value-type="float" office:value="145.188" calcext:value-type="float">
            <text:p>145.18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9]*0.2*9.81" office:value-type="float" office:value="62.784" calcext:value-type="float">
            <text:p>62.784</text:p>
          </table:table-cell>
          <table:table-cell table:style-name="ce2" office:value-type="float" office:value="0.726" calcext:value-type="float">
            <text:p>0.726</text:p>
          </table:table-cell>
          <table:table-cell office:value-type="float" office:value="10.44" calcext:value-type="float">
            <text:p>10.44</text:p>
          </table:table-cell>
          <table:table-cell table:formula="of:=[.D19]/[.E19]*1000" office:value-type="float" office:value="69.5402298850575" calcext:value-type="float">
            <text:p>69.5402298850575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[.G19]*0.2*9.81" office:value-type="float" office:value="194.238" calcext:value-type="float">
            <text:p>194.238</text:p>
          </table:table-cell>
          <table:table-cell table:style-name="ce3" office:value-type="float" office:value="1.604" calcext:value-type="float">
            <text:p>1.604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table:formula="of:=[.I19]/[.J19]*1000" office:value-type="float" office:value="152.326685660019" calcext:value-type="float">
            <text:p>152.326685660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[.O19]+1)*0.2*9.81" office:value-type="float" office:value="100.062" calcext:value-type="float">
            <text:p>100.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]*0.2*9.81" office:value-type="float" office:value="80.442" calcext:value-type="float">
            <text:p>80.442</text:p>
          </table:table-cell>
          <table:table-cell table:style-name="ce2" office:value-type="float" office:value="1.028" calcext:value-type="float">
            <text:p>1.028</text:p>
          </table:table-cell>
          <table:table-cell office:value-type="float" office:value="11.52" calcext:value-type="float">
            <text:p>11.52</text:p>
          </table:table-cell>
          <table:table-cell table:formula="of:=[.D20]/[.E20]*1000" office:value-type="float" office:value="89.2361111111111" calcext:value-type="float">
            <text:p>89.2361111111111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[.G20]*0.2*9.81" office:value-type="float" office:value="225.63" calcext:value-type="float">
            <text:p>225.63</text:p>
          </table:table-cell>
          <table:table-cell table:style-name="ce3" office:value-type="float" office:value="1.687" calcext:value-type="float">
            <text:p>1.687</text:p>
          </table:table-cell>
          <table:table-cell table:style-name="ce3" office:value-type="float" office:value="10.69" calcext:value-type="float">
            <text:p>10.69</text:p>
          </table:table-cell>
          <table:table-cell table:style-name="ce3" table:formula="of:=[.I20]/[.J20]*1000" office:value-type="float" office:value="157.811038353602" calcext:value-type="float">
            <text:p>157.811038353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([.O20]+1)*0.2*9.81" office:value-type="float" office:value="139.302" calcext:value-type="float">
            <text:p>139.302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.B21]*0.2*9.81" office:value-type="float" office:value="88.29" calcext:value-type="float">
            <text:p>88.29</text:p>
          </table:table-cell>
          <table:table-cell table:style-name="ce2" office:value-type="float" office:value="1.019" calcext:value-type="float">
            <text:p>1.019</text:p>
          </table:table-cell>
          <table:table-cell office:value-type="float" office:value="10.48" calcext:value-type="float">
            <text:p>10.48</text:p>
          </table:table-cell>
          <table:table-cell table:formula="of:=[.D21]/[.E21]*1000" office:value-type="float" office:value="97.2328244274809" calcext:value-type="float">
            <text:p>97.2328244274809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G21]*0.2*9.81" office:value-type="float" office:value="251.136" calcext:value-type="float">
            <text:p>251.136</text:p>
          </table:table-cell>
          <table:table-cell table:style-name="ce3" office:value-type="float" office:value="1.697" calcext:value-type="float">
            <text:p>1.697</text:p>
          </table:table-cell>
          <table:table-cell table:style-name="ce3" office:value-type="float" office:value="10.37" calcext:value-type="float">
            <text:p>10.37</text:p>
          </table:table-cell>
          <table:table-cell table:style-name="ce3" table:formula="of:=[.I21]/[.J21]*1000" office:value-type="float" office:value="163.645130183221" calcext:value-type="float">
            <text:p>163.64513018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.5" calcext:value-type="float">
            <text:p>131.5</text:p>
          </table:table-cell>
          <table:table-cell office:value-type="float" office:value="100" calcext:value-type="float">
            <text:p>100</text:p>
          </table:table-cell>
          <table:table-cell table:formula="of:=([.O21]+1)*0.2*9.81" office:value-type="float" office:value="198.162" calcext:value-type="float">
            <text:p>198.162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9.81" calcext:value-type="float">
            <text:p>9.81</text:p>
          </table:table-cell>
          <table:table-cell office:value-type="float" office:value="8.08936825885978" calcext:value-type="float">
            <text:p>8.08936825885978</text:p>
          </table:table-cell>
          <table:table-cell/>
          <table:table-cell office:value-type="float" office:value="11.772" calcext:value-type="float">
            <text:p>11.772</text:p>
          </table:table-cell>
          <table:table-cell office:value-type="float" office:value="12.4031007751938" calcext:value-type="float">
            <text:p>12.40310077519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.506" calcext:value-type="float">
            <text:p>25.506</text:p>
          </table:table-cell>
          <table:table-cell office:value-type="float" office:value="18.6654643823264" calcext:value-type="float">
            <text:p>18.6654643823264</text:p>
          </table:table-cell>
          <table:table-cell/>
          <table:table-cell office:value-type="float" office:value="21.582" calcext:value-type="float">
            <text:p>21.582</text:p>
          </table:table-cell>
          <table:table-cell office:value-type="float" office:value="24.044734389562" calcext:value-type="float">
            <text:p>24.044734389562</text:p>
          </table:table-cell>
          <table:table-cell/>
          <table:table-cell table:formula="of:=LN(3.95*10^-3)" office:value-type="float" office:value="-5.53403970006911" calcext:value-type="float">
            <text:p>-5.53403970006911</text:p>
          </table:table-cell>
          <table:table-cell table:formula="of:=LN([.F5]/1000000)" office:value-type="float" office:value="-9.87964536357337" calcext:value-type="float">
            <text:p>-9.87964536357337</text:p>
          </table:table-cell>
          <table:table-cell office:value-type="float" office:value="0.390182149883074" calcext:value-type="float">
            <text:p>0.390182149883074</text:p>
          </table:table-cell>
          <table:table-cell table:formula="of:=1/[.J25]" office:value-type="float" office:value="2.56290555654499" calcext:value-type="float">
            <text:p>2.56290555654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.05" calcext:value-type="float">
            <text:p>49.05</text:p>
          </table:table-cell>
          <table:table-cell office:value-type="float" office:value="33.7272727272727" calcext:value-type="float">
            <text:p>33.7272727272727</text:p>
          </table:table-cell>
          <table:table-cell/>
          <table:table-cell office:value-type="float" office:value="39.24" calcext:value-type="float">
            <text:p>39.24</text:p>
          </table:table-cell>
          <table:table-cell office:value-type="float" office:value="42.2748815165877" calcext:value-type="float">
            <text:p>42.2748815165877</text:p>
          </table:table-cell>
          <table:table-cell/>
          <table:table-cell table:formula="of:=LN(5.3*10^-3)" office:value-type="float" office:value="-5.24004845842406" calcext:value-type="float">
            <text:p>-5.24004845842406</text:p>
          </table:table-cell>
          <table:table-cell table:formula="of:=LN([.F18]/1000000)" office:value-type="float" office:value="-9.76493522886151" calcext:value-type="float">
            <text:p>-9.76493522886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556" calcext:value-type="float">
            <text:p>74.556</text:p>
          </table:table-cell>
          <table:table-cell office:value-type="float" office:value="51.2064343163539" calcext:value-type="float">
            <text:p>51.2064343163539</text:p>
          </table:table-cell>
          <table:table-cell/>
          <table:table-cell office:value-type="float" office:value="52.974" calcext:value-type="float">
            <text:p>52.974</text:p>
          </table:table-cell>
          <table:table-cell office:value-type="float" office:value="57.4304889741131" calcext:value-type="float">
            <text:p>57.43048897411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.948" calcext:value-type="float">
            <text:p>105.948</text:p>
          </table:table-cell>
          <table:table-cell office:value-type="float" office:value="71.4285714285714" calcext:value-type="float">
            <text:p>71.4285714285714</text:p>
          </table:table-cell>
          <table:table-cell/>
          <table:table-cell office:value-type="float" office:value="62.784" calcext:value-type="float">
            <text:p>62.784</text:p>
          </table:table-cell>
          <table:table-cell office:value-type="float" office:value="69.5402298850575" calcext:value-type="float">
            <text:p>69.5402298850575</text:p>
          </table:table-cell>
          <table:table-cell/>
          <table:table-cell table:formula="of:=LN(3.95*10^-3)" office:value-type="float" office:value="-5.53403970006911" calcext:value-type="float">
            <text:p>-5.53403970006911</text:p>
          </table:table-cell>
          <table:table-cell table:formula="of:=LN([.K5]/1000000)" office:value-type="float" office:value="-9.10142203808005" calcext:value-type="float">
            <text:p>-9.10142203808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644" calcext:value-type="float">
            <text:p>121.644</text:p>
          </table:table-cell>
          <table:table-cell office:value-type="float" office:value="81.2977099236641" calcext:value-type="float">
            <text:p>81.2977099236641</text:p>
          </table:table-cell>
          <table:table-cell/>
          <table:table-cell office:value-type="float" office:value="80.442" calcext:value-type="float">
            <text:p>80.442</text:p>
          </table:table-cell>
          <table:table-cell office:value-type="float" office:value="89.2361111111111" calcext:value-type="float">
            <text:p>89.2361111111111</text:p>
          </table:table-cell>
          <table:table-cell/>
          <table:table-cell table:formula="of:=LN(5.3*10^-3)" office:value-type="float" office:value="-5.24004845842406" calcext:value-type="float">
            <text:p>-5.24004845842406</text:p>
          </table:table-cell>
          <table:table-cell table:formula="of:=LN([.K18]/1000000)" office:value-type="float" office:value="-8.80225860297685" calcext:value-type="float">
            <text:p>-8.80225860297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.34" calcext:value-type="float">
            <text:p>137.34</text:p>
          </table:table-cell>
          <table:table-cell office:value-type="float" office:value="91.6666666666667" calcext:value-type="float">
            <text:p>91.6666666666667</text:p>
          </table:table-cell>
          <table:table-cell/>
          <table:table-cell office:value-type="float" office:value="88.29" calcext:value-type="float">
            <text:p>88.29</text:p>
          </table:table-cell>
          <table:table-cell office:value-type="float" office:value="97.2328244274809" calcext:value-type="float">
            <text:p>97.232824427480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7.15" calcext:value-type="float">
            <text:p>147.15</text:p>
          </table:table-cell>
          <table:table-cell table:style-name="ce3" office:value-type="float" office:value="96.4973730297723" calcext:value-type="float">
            <text:p>96.4973730297723</text:p>
          </table:table-cell>
          <table:table-cell/>
          <table:table-cell table:style-name="ce3" office:value-type="float" office:value="123.606" calcext:value-type="float">
            <text:p>123.606</text:p>
          </table:table-cell>
          <table:table-cell table:style-name="ce3" office:value-type="float" office:value="130.659025787966" calcext:value-type="float">
            <text:p>130.6590257879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6.58" calcext:value-type="float">
            <text:p>176.58</text:p>
          </table:table-cell>
          <table:table-cell table:style-name="ce3" office:value-type="float" office:value="102.256944444444" calcext:value-type="float">
            <text:p>102.256944444444</text:p>
          </table:table-cell>
          <table:table-cell/>
          <table:table-cell table:style-name="ce3" office:value-type="float" office:value="141.264" calcext:value-type="float">
            <text:p>141.264</text:p>
          </table:table-cell>
          <table:table-cell table:style-name="ce3" office:value-type="float" office:value="140.747842761266" calcext:value-type="float">
            <text:p>140.7478427612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6.01" calcext:value-type="float">
            <text:p>206.01</text:p>
          </table:table-cell>
          <table:table-cell table:style-name="ce3" office:value-type="float" office:value="106.128133704735" calcext:value-type="float">
            <text:p>106.128133704735</text:p>
          </table:table-cell>
          <table:table-cell/>
          <table:table-cell table:style-name="ce3" office:value-type="float" office:value="158.922" calcext:value-type="float">
            <text:p>158.922</text:p>
          </table:table-cell>
          <table:table-cell table:style-name="ce3" office:value-type="float" office:value="145.375722543353" calcext:value-type="float">
            <text:p>145.37572254335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33.478" calcext:value-type="float">
            <text:p>233.478</text:p>
          </table:table-cell>
          <table:table-cell table:style-name="ce3" office:value-type="float" office:value="111.507128309572" calcext:value-type="float">
            <text:p>111.507128309572</text:p>
          </table:table-cell>
          <table:table-cell/>
          <table:table-cell table:style-name="ce3" office:value-type="float" office:value="180.504" calcext:value-type="float">
            <text:p>180.504</text:p>
          </table:table-cell>
          <table:table-cell table:style-name="ce3" office:value-type="float" office:value="150.393013100437" calcext:value-type="float">
            <text:p>150.39301310043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45.25" calcext:value-type="float">
            <text:p>245.25</text:p>
          </table:table-cell>
          <table:table-cell table:style-name="ce3" office:value-type="float" office:value="112.618025751073" calcext:value-type="float">
            <text:p>112.618025751073</text:p>
          </table:table-cell>
          <table:table-cell/>
          <table:table-cell table:style-name="ce3" office:value-type="float" office:value="194.238" calcext:value-type="float">
            <text:p>194.238</text:p>
          </table:table-cell>
          <table:table-cell table:style-name="ce3" office:value-type="float" office:value="152.326685660019" calcext:value-type="float">
            <text:p>152.3266856600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88.414" calcext:value-type="float">
            <text:p>288.414</text:p>
          </table:table-cell>
          <table:table-cell table:style-name="ce3" office:value-type="float" office:value="119.316239316239" calcext:value-type="float">
            <text:p>119.316239316239</text:p>
          </table:table-cell>
          <table:table-cell/>
          <table:table-cell table:style-name="ce3" office:value-type="float" office:value="225.63" calcext:value-type="float">
            <text:p>225.63</text:p>
          </table:table-cell>
          <table:table-cell table:style-name="ce3" office:value-type="float" office:value="157.811038353602" calcext:value-type="float">
            <text:p>157.81103835360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357.084" calcext:value-type="float">
            <text:p>357.084</text:p>
          </table:table-cell>
          <table:table-cell table:style-name="ce3" office:value-type="float" office:value="133.416252072969" calcext:value-type="float">
            <text:p>133.416252072969</text:p>
          </table:table-cell>
          <table:table-cell/>
          <table:table-cell table:style-name="ce3" office:value-type="float" office:value="251.136" calcext:value-type="float">
            <text:p>251.136</text:p>
          </table:table-cell>
          <table:table-cell table:style-name="ce3" office:value-type="float" office:value="163.645130183221" calcext:value-type="float">
            <text:p>163.645130183221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654943252538878" calcext:value-type="float">
            <text:p>0.654943252538878</text:p>
          </table:table-cell>
          <table:table-cell table:style-name="Default"/>
          <table:table-cell/>
          <table:table-cell table:style-name="Default" office:value-type="float" office:value="1.11076770126435" calcext:value-type="float">
            <text:p>1.1107677012643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10^6/[.B40]" office:value-type="float" office:value="1526849.83946856" calcext:value-type="float">
            <text:p>1526849.83946856</text:p>
          </table:table-cell>
          <table:table-cell table:style-name="Default"/>
          <table:table-cell/>
          <table:table-cell table:style-name="Default" table:formula="of:=10^6/[.E40]" office:value-type="float" office:value="900278.24797366" calcext:value-type="float">
            <text:p>900278.2479736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Default" table:formula="of:=[.B41]*PI()*(3.95/2*10^-3)^4/4" office:value-type="float" office:value="0.0000182454512536696" calcext:value-type="float">
            <text:p>1.82454512536696E-05</text:p>
          </table:table-cell>
          <table:table-cell table:style-name="Default"/>
          <table:table-cell/>
          <table:table-cell table:style-name="Default" table:formula="of:=[.E41]*PI()*(5.3/2*10^-3)^4/(8*0.53)" office:value-type="float" office:value="0.0000328960890739764" calcext:value-type="float">
            <text:p>3.28960890739764E-0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00260335393741458" calcext:value-type="float">
            <text:p>0.00260335393741458</text:p>
          </table:table-cell>
          <table:table-cell table:style-name="Default"/>
          <table:table-cell/>
          <table:table-cell table:style-name="Default" office:value-type="float" office:value="0.009135450597647" calcext:value-type="float">
            <text:p>0.00913545059764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[.B44]/(10^6)" office:value-type="float" office:value="0.00000000260335393741" calcext:value-type="float">
            <text:p>2.60335393741458E-09</text:p>
          </table:table-cell>
          <table:table-cell table:style-name="Default"/>
          <table:table-cell/>
          <table:table-cell table:style-name="Default" table:formula="of:=[.E44]/(10^6)" office:value-type="float" office:value="0.00000000913545059765" calcext:value-type="float">
            <text:p>9.135450597647E-09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(4*[.B46]+[.B45])*100" office:value-type="float" office:value="5.0632913995759" calcext:value-type="float">
            <text:p>5.0632913995759</text:p>
          </table:table-cell>
          <table:table-cell table:style-name="Default"/>
          <table:table-cell/>
          <table:table-cell table:style-name="Default" table:formula="of:=(4*[.E46]+[.E45])*100" office:value-type="float" office:value="5.06329205278557" calcext:value-type="float">
            <text:p>5.0632920527855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formula="of:=1.18*[.F21]/(10^6)/(PI()*3.95/1000*[.B42])" office:value-type="float" office:value="506.749502933125" calcext:value-type="float">
            <text:p>506.749502933125</text:p>
          </table:table-cell>
          <table:table-cell table:style-name="Default"/>
          <table:table-cell/>
          <table:table-cell table:style-name="Default" table:formula="of:=1.18*[.K21]/(10^6)/(PI()*3.95/1000*[.E42])" office:value-type="float" office:value="473.035632254311" calcext:value-type="float">
            <text:p>473.035632254311</text:p>
          </table:table-cell>
          <table:table-cell table:style-name="Default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N16:Sheet1.P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47:01.455217445</meta:creation-date>
    <dc:date>2024-03-21T01:18:12.645260872</dc:date>
    <meta:editing-duration>PT1H23S</meta:editing-duration>
    <meta:editing-cycles>20</meta:editing-cycles>
    <meta:generator>LibreOffice/7.3.7.2$Linux_X86_64 LibreOffice_project/30$Build-2</meta:generator>
    <meta:document-statistic meta:table-count="1" meta:cell-count="329" meta:object-count="0"/>
  </office:meta>
</office:document-meta>
</file>